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3.4cm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3.3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2.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6633" draw:textarea-horizontal-align="justify" draw:textarea-vertical-align="middle" draw:auto-grow-height="false" fo:min-height="0.95cm" fo:min-width="3.3cm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4.3cm"/>
    </style:style>
    <style:style style:name="gr7" style:family="graphic" style:parent-style-name="standard">
      <style:graphic-properties draw:fill-color="#ff6633" draw:textarea-horizontal-align="justify" draw:textarea-vertical-align="middle" draw:auto-grow-height="true" fo:min-height="0cm" fo:min-width="0cm" fo:wrap-option="wrap"/>
    </style:style>
    <style:style style:name="gr8" style:family="graphic" style:parent-style-name="objectwithoutfill">
      <style:graphic-properties draw:stroke="dash" draw:stroke-dash="Dashed_20__28_var_29_" svg:stroke-width="0.1cm" svg:stroke-color="#cccccc" draw:marker-start-width="0.35cm" draw:marker-end-width="0.35cm" draw:fill="none" draw:fill-color="#808080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0.55cm"/>
    </style:style>
    <style:style style:name="gr10" style:family="graphic" style:parent-style-name="standard">
      <style:graphic-properties draw:stroke="none" svg:stroke-color="#000000" draw:fill="none" draw:fill-color="#ffffff" fo:min-height="0.949cm"/>
    </style:style>
    <style:style style:name="gr11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6633"/>
      <style:paragraph-properties fo:text-align="center"/>
    </style:style>
    <style:style style:name="P4" style:family="paragraph">
      <loext:graphic-properties draw:fill-color="#ff6633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808080"/>
      <style:paragraph-properties fo:text-align="center"/>
    </style:style>
    <style:style style:name="P6" style:family="paragraph">
      <style:text-properties fo:color="#808080" fo:font-size="12pt" style:font-size-asian="12pt" style:font-size-complex="12pt"/>
    </style:style>
    <style:style style:name="P7" style:family="paragraph">
      <loext:graphic-properties draw:fill="none" draw:fill-color="#ffffff"/>
      <style:text-properties fo:color="#808080" fo:font-size="12pt" style:font-size-asian="12pt" style:font-size-complex="12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80808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3.9cm" svg:height="1.2cm" svg:x="17.3cm" svg:y="4cm">
          <text:p text:style-name="P1">savecusbtn%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3.8cm" svg:height="1.2cm" svg:x="7.1cm" svg:y="4cm">
          <text:p text:style-name="P1">loaddefbtn%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" draw:id="id1" draw:layer="layout" svg:width="2.7cm" svg:height="1.2cm" svg:x="13.5cm" svg:y="1.601cm">
          <text:p text:style-name="P1">setn%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" draw:id="id3" draw:layer="layout" svg:width="3.8cm" svg:height="1.2cm" svg:x="12.4cm" svg:y="4cm">
          <text:p text:style-name="P1">loadcusbtn%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14.85cm" svg:y1="2.801cm" svg:x2="9cm" svg:y2="4cm" draw:start-shape="id1" draw:start-glue-point="6" draw:end-shape="id2" draw:end-glue-point="4" svg:d="M14850 2801v600h-5850v599" svg:viewBox="0 0 5851 1200">
          <text:p/>
        </draw:connector>
        <draw:connector draw:style-name="gr4" draw:text-style-name="P2" draw:layer="layout" svg:x1="14.85cm" svg:y1="2.801cm" svg:x2="14.3cm" svg:y2="4cm" draw:start-shape="id1" draw:start-glue-point="6" draw:end-shape="id3" draw:end-glue-point="4" svg:d="M14850 2801v600h-550v599" svg:viewBox="0 0 551 1200">
          <text:p/>
        </draw:connector>
        <draw:connector draw:style-name="gr4" draw:text-style-name="P2" draw:layer="layout" svg:x1="14.85cm" svg:y1="2.801cm" svg:x2="19.25cm" svg:y2="4cm" draw:start-shape="id1" draw:start-glue-point="6" draw:end-shape="id4" draw:end-glue-point="4" svg:d="M14850 2801v600h4400v599" svg:viewBox="0 0 4401 1200">
          <text:p/>
        </draw:connector>
        <draw:custom-shape draw:style-name="gr5" draw:text-style-name="P3" xml:id="id6" draw:id="id6" draw:layer="layout" svg:width="3.8cm" svg:height="1.2cm" svg:x="9.6cm" svg:y="8.2cm">
          <text:p text:style-name="P1">rdstn%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2" draw:layer="layout" svg:x1="9.002cm" svg:y1="7.202cm" svg:x2="9.6cm" svg:y2="8.8cm" draw:start-shape="id5" draw:start-glue-point="6" draw:end-shape="id6" draw:end-glue-point="5" svg:d="M9002 7202v1598h598" svg:viewBox="0 0 599 1599">
          <text:p/>
        </draw:connector>
        <draw:connector draw:style-name="gr4" draw:text-style-name="P2" draw:layer="layout" svg:x1="14.302cm" svg:y1="7.202cm" svg:x2="13.4cm" svg:y2="8.8cm" draw:start-shape="id7" draw:start-glue-point="6" draw:end-shape="id6" draw:end-glue-point="7" svg:d="M14302 7202v1598h-902" svg:viewBox="0 0 903 1599">
          <text:p/>
        </draw:connector>
        <draw:custom-shape draw:style-name="gr2" draw:text-style-name="P1" xml:id="id5" draw:id="id5" draw:layer="layout" svg:width="3.8cm" svg:height="1.2cm" svg:x="7.102cm" svg:y="6.002cm">
          <text:p text:style-name="P1">loaddef%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7" draw:id="id7" draw:layer="layout" svg:width="3.8cm" svg:height="1.2cm" svg:x="12.402cm" svg:y="6.002cm">
          <text:p text:style-name="P1">loadcus%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8" draw:id="id8" draw:layer="layout" svg:width="3.8cm" svg:height="1.2cm" svg:x="17.33cm" svg:y="6.002cm">
          <text:p text:style-name="P1">savestn%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9cm" svg:y1="5.2cm" svg:x2="9.002cm" svg:y2="6.002cm" draw:start-shape="id2" draw:start-glue-point="6" draw:end-shape="id5" draw:end-glue-point="4" svg:d="M9000 5200v402h2v400" svg:viewBox="0 0 3 803">
          <text:p/>
        </draw:connector>
        <draw:connector draw:style-name="gr4" draw:text-style-name="P2" draw:layer="layout" svg:x1="14.3cm" svg:y1="5.2cm" svg:x2="14.302cm" svg:y2="6.002cm" draw:start-shape="id3" draw:start-glue-point="6" draw:end-shape="id7" draw:end-glue-point="4" svg:d="M14300 5200v402h2v400" svg:viewBox="0 0 3 803">
          <text:p/>
        </draw:connector>
        <draw:connector draw:style-name="gr4" draw:text-style-name="P2" draw:layer="layout" svg:x1="19.25cm" svg:y1="5.2cm" svg:x2="19.23cm" svg:y2="6.002cm" draw:start-shape="id4" draw:start-glue-point="6" draw:end-shape="id8" draw:end-glue-point="4" svg:d="M19250 5200v402h-20v400" svg:viewBox="0 0 21 803">
          <text:p/>
        </draw:connector>
        <draw:custom-shape draw:style-name="gr6" draw:text-style-name="P1" xml:id="id9" draw:id="id9" draw:layer="layout" svg:width="4.8cm" svg:height="1.2cm" svg:x="3.201cm" svg:y="10.001cm">
          <text:p text:style-name="P1">popdlg%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11.5cm" svg:y1="9.4cm" svg:x2="8.001cm" svg:y2="10.601cm" draw:start-shape="id6" draw:start-glue-point="6" draw:end-shape="id9" svg:d="M11500 9400v1201h-3499" svg:viewBox="0 0 3500 1202">
          <text:p/>
        </draw:connector>
        <draw:custom-shape draw:style-name="gr7" draw:text-style-name="P4" draw:layer="layout" svg:width="2.782cm" svg:height="1.199cm" svg:x="22.118cm" svg:y="15.801cm">
          <text:p text:style-name="P1"><text:span text:style-name="T1">Read/write from file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.8cm" svg:y1="5.7cm" svg:x2="28cm" svg:y2="5.7cm">
          <text:p/>
        </draw:line>
        <draw:frame draw:style-name="gr9" draw:text-style-name="P7" draw:layer="layout" svg:width="2.8cm" svg:height="0.8cm" svg:x="22.8cm" svg:y="4.7cm">
          <draw:text-box>
            <text:p text:style-name="P6"><text:span text:style-name="T2">EMD_Calc</text:span></text:p>
          </draw:text-box>
        </draw:frame>
        <draw:frame draw:style-name="gr10" draw:text-style-name="P7" draw:layer="layout" svg:width="3.5cm" svg:height="1.199cm" svg:x="22.8cm" svg:y="6.2cm">
          <draw:text-box>
            <text:p text:style-name="P6"><text:span text:style-name="T2">SetnLoadSave</text:span></text:p>
          </draw:text-box>
        </draw:frame>
        <draw:frame draw:style-name="gr11" draw:text-style-name="P9" draw:layer="layout" svg:width="5cm" svg:height="1.7cm" svg:x="8.5cm" svg:y="10.6cm">
          <draw:text-box>
            <text:p text:style-name="P8"><text:span text:style-name="T1">If dlg% = 1 (called from settings dialogue rather than from initialise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9T19:40:13.304000000</meta:creation-date>
    <dc:date>2015-10-29T21:30:04.394000000</dc:date>
    <meta:editing-duration>PT1H19M29S</meta:editing-duration>
    <meta:editing-cycles>3</meta:editing-cycles>
    <meta:generator>LibreOffice/4.4.2.2$Windows_x86 LibreOffice_project/c4c7d32d0d49397cad38d62472b0bc8acff48dd6</meta:generator>
    <meta:document-statistic meta:object-count="23"/>
  </office:meta>
</office:document-meta>
</file>